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paragraph-rsid="0009d52a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none" fo:font-weight="normal" officeooo:paragraph-rsid="0008211f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67601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officeooo:rsid="00067601" officeooo:paragraph-rsid="0006760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08211f" officeooo:paragraph-rsid="0008211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067601" officeooo:paragraph-rsid="0006760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08211f" officeooo:paragraph-rsid="0008211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9d52a" officeooo:paragraph-rsid="0009d52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b78ad" officeooo:paragraph-rsid="0009d52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0b90ea" officeooo:paragraph-rsid="0009d52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1pt" fo:font-style="normal" style:text-underline-style="none" fo:font-weight="normal" officeooo:rsid="00067601" officeooo:paragraph-rsid="0006760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style:text-underline-style="none" fo:font-weight="normal" officeooo:rsid="0008211f" officeooo:paragraph-rsid="0008211f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67601"/>
    </style:style>
    <style:style style:name="T2" style:family="text">
      <style:text-properties fo:font-style="italic" officeooo:rsid="0009d52a" style:font-style-asian="italic" style:font-style-complex="italic"/>
    </style:style>
    <style:style style:name="T3" style:family="text">
      <style:text-properties fo:font-style="italic" officeooo:rsid="000b78ad" style:font-style-asian="italic" style:font-style-complex="italic"/>
    </style:style>
    <style:style style:name="T4" style:family="text">
      <style:text-properties fo:font-style="italic" officeooo:rsid="000cd90a" style:font-style-asian="italic" style:font-style-complex="italic"/>
    </style:style>
    <style:style style:name="T5" style:family="text">
      <style:text-properties fo:font-style="italic" fo:font-weight="bold" officeooo:rsid="000cd90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4d8d" style:font-style-asian="italic" style:font-weight-asian="bold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officeooo:rsid="0006760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officeooo:rsid="0008211f"/>
    </style:style>
    <style:style style:name="T9" style:family="text">
      <style:text-properties fo:font-size="11pt" fo:font-style="normal" officeooo:rsid="0008211f" style:font-size-asian="9.60000038146973pt" style:font-style-asian="normal" style:font-size-complex="11pt" style:font-style-complex="normal"/>
    </style:style>
    <style:style style:name="T10" style:family="text">
      <style:text-properties officeooo:rsid="0009d52a"/>
    </style:style>
    <style:style style:name="T11" style:family="text">
      <style:text-properties officeooo:rsid="000b78ad"/>
    </style:style>
    <style:style style:name="T12" style:family="text">
      <style:text-properties officeooo:rsid="000b9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/text:span><text:span text:style-name="T7">Vertragsrecht und Verbraucherschutz</text:span></text:p>
      <text:p text:style-name="P3"/>
      <text:p text:style-name="P3"/>
      <text:p text:style-name="P4">1. Rechts- und Geschäftsfähigkeit</text:p>
      <text:p text:style-name="P4"/>
      <text:p text:style-name="P4">1.1 Rechtsfähigkeit</text:p>
      <text:p text:style-name="P11"><text:tab/>→ Fähigkeit, Rechte und/oder Pflichten wahrzunehmen (z.B. Recht und Pflicht des <text:tab/> <text:s text:c="3"/><text:tab/> <text:s text:c="3"/>Schulbesuches)</text:p>
      <text:p text:style-name="P11"><text:tab/>→ Erlangung der Rechtsfähigkeit (siehe Kopie)</text:p>
      <text:p text:style-name="P6"/>
      <text:p text:style-name="P6"/>
      <text:p text:style-name="P5">1.2 Geschäftsfähigkeit</text:p>
      <text:p text:style-name="P2"><text:span text:style-name="T8"><text:tab/></text:span><text:span text:style-name="T9">→ Fähigkeit, Rechtsgeschäfte rechtswirksam abschließen zu können</text:span></text:p>
      <text:p text:style-name="P12"><text:tab/>→ Erlangung der Geschäftsfähigkeit</text:p>
      <text:p text:style-name="P5"/>
      <text:p text:style-name="P7">- juristische Personen</text:p>
      <text:p text:style-name="P7"><text:tab/>→ mit Erlangung der Rechtsfähigkeit</text:p>
      <text:p text:style-name="P6"/>
      <text:p text:style-name="P6"/>
      <text:p text:style-name="P8">- natürliche Personen</text:p>
      <text:p text:style-name="P1"><text:span text:style-name="T10"><text:tab/>→ </text:span><text:span text:style-name="T2">geschäftsunfähig</text:span><text:span text:style-name="T10">:<text:tab/>- Kinder unter 7 Jahren</text:span></text:p>
      <text:p text:style-name="P8"><text:tab/><text:tab/><text:tab/><text:tab/><text:tab/>- dauend Geisteskranke</text:p>
      <text:p text:style-name="P8"><text:tab/><text:tab/><text:tab/><text:tab/><text:tab/>- entmündigte Personen</text:p>
      <text:p text:style-name="P8"><text:tab/><text:tab/></text:p>
      <text:p text:style-name="P8"/>
      <text:p text:style-name="P8">→ Rechtsgeschäfte nur durch gesetzliche Vertreter (Eltern, Vormund)</text:p>
      <text:p text:style-name="P8"/>
      <text:p text:style-name="P1"><text:span text:style-name="T10"><text:tab/></text:span><text:span text:style-name="T11">→ </text:span><text:span text:style-name="T3">beschränkte Geschäftsfähigkeit:</text:span><text:span text:style-name="T11"><text:tab/>- Minderjährige zwischen 7 und 17 Jahren</text:span></text:p>
      <text:p text:style-name="P9"/>
      <text:p text:style-name="P9"><text:tab/><text:tab/>→ Rechtsgeschäfte werden erst duch Zustimmung oder Genehmigung durch <text:tab/><text:tab/> <text:s text:c="3"/>den gesetzlichen Vertreter wirksam.</text:p>
      <text:p text:style-name="P9"><text:tab/><text:tab/></text:p>
      <text:p text:style-name="P9"/>
      <text:p text:style-name="P1"><text:span text:style-name="T11"><text:tab/><text:tab/></text:span><text:span text:style-name="T12">→ Ausnahmen: <text:tab/>- Geschäfte mit ausschließlich rechtlichen Vorteilen</text:span></text:p>
      <text:p text:style-name="P10"><text:tab/><text:tab/><text:tab/><text:tab/> <text:s text:c="3"/><text:tab/>- Geschäfte mit eigenen finanziellen Mitteln</text:p>
      <text:p text:style-name="P10"><text:tab/><text:tab/><text:tab/><text:tab/> <text:s text:c="3"/><text:tab/>- wenn durch Vormundschaftsgericht ermächtigt</text:p>
      <text:p text:style-name="P10"/>
      <text:p text:style-name="P1"><text:span text:style-name="T12"><text:tab/></text:span><text:span text:style-name="T4">→ voll geschäftsfähig:<text:tab/></text:span><text:span text:style-name="T5">· mit Vollendung des 18ten Lebensjah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12T07:58:59</meta:creation-date>
    <dc:date>2012-12-04T08:53:13</dc:date>
    <dc:creator>Dennis Diehm</dc:creator>
    <meta:editing-duration>PT34M11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1" meta:paragraph-count="23" meta:word-count="123" meta:character-count="1036" meta:non-whitespace-character-count="870"/>
  </office:meta>
</office:document-meta>
</file>